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justify" style:justify-single-word="false"/>
      <style:text-properties style:font-name="Trebuchet M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list-style-name="L1">
      <style:paragraph-properties fo:text-align="justify" style:justify-single-word="false"/>
      <style:text-properties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list-style-name="L3">
      <style:paragraph-properties fo:text-align="justify" style:justify-single-word="false"/>
      <style:text-properties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fo:background-color="transparent">
        <style:background-image/>
      </style:paragraph-properties>
      <style:text-properties style:font-name="Trebuchet MS" fo:font-size="12pt" fo:font-style="normal" style:text-underline-style="solid" style:text-underline-width="auto" style:text-underline-color="font-color" fo:font-weight="normal" fo:background-color="#83caff"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fo:background-color="#83caff">
        <style:background-image/>
      </style:paragraph-properties>
      <style:text-properties style:font-name="Trebuchet MS" fo:font-size="26pt" fo:font-style="normal" style:text-underline-style="solid" style:text-underline-width="auto" style:text-underline-color="font-color" fo:font-weight="bold" fo:background-color="#83caff" style:font-size-asian="26pt" style:font-style-asian="normal" style:font-weight-asian="bold" style:font-size-complex="26pt" style:font-style-complex="normal" style:font-weight-complex="bold"/>
    </style:style>
    <style:style style:name="P8" style:family="paragraph" style:parent-style-name="Standard">
      <style:paragraph-properties fo:text-align="justify" style:justify-single-word="false" fo:background-color="#83caff">
        <style:background-image/>
      </style:paragraph-properties>
      <style:text-properties style:font-name="Trebuchet MS" fo:font-size="12pt" fo:font-style="normal" style:text-underline-style="solid" style:text-underline-width="auto" style:text-underline-color="font-color" fo:font-weight="normal" fo:background-color="#83caff"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fo:background-color="#83caff">
        <style:background-image/>
      </style:paragraph-properties>
      <style:text-properties style:font-name="Trebuchet M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fo:background-color="transparent"/>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fo:background-color="#83caff"/>
    </style:style>
    <text:list-style style:name="L1">
      <text:list-level-style-bullet text:level="1"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7">Post Mortem</text:p>
      <text:p text:style-name="P6"/>
      <text:p text:style-name="P6"/>
      <text:p text:style-name="P6"/>
      <text:p text:style-name="P6"/>
      <text:p text:style-name="P6">equipe :<text:span text:style-name="T1"> </text:span><text:span text:style-name="T2"><text:s/>Arnaud Tavernier, Julie Morand <text:s/></text:span></text:p>
      <text:p text:style-name="P8">Processus de création :</text:p>
      <text:p text:style-name="P2"/>
      <text:p text:style-name="P3"><text:tab/>Ce projet a pour but la confection d'un jeu d'arcade. En ce sens le jeu doit être rapide(moins de 5min en moyenne). La prise en main du jeu doit être simple mais ça maîtrise au contraire plus difficile. Le degré de difficulté doit être croissant et la présence d'un score requis. Le Jeu de préférence doit être infini.</text:p>
      <text:p text:style-name="P3"/>
      <text:p text:style-name="P3"><text:tab/>Lors de l'énoncé des instructions, nous nous sommes rapidement projeté vers une idée de jeu ludique qui demande une réflexion et concentration plutôt importante. Ainsi nous avons favorisé un gameplay relativement lent basé sur les réflexes oculaires et la mémoires plus que sur la technicité mécanique. Il nous est donc naturellement venu l'envie de de produit un jeu croisé entre le puzzle game et le mémo. Ce jeu peut donc ce rapprocher de « the witcher » sur le plans des énigmes ainsi que d'un « frogger » pour l'aspect traversé du terrain et pour finir d'un jeu de « mémo » pour la mémorisation permettant la résolution de l'énigme. L'univers du jeu quand a lui n'a pas d'inspiration tout a fait exact. Elle est un mêlé d'imagination plutôt accès sur le coté mignon et attachant pour le personnage et d'un décor relativement simple mais coloré plutôt réfléchi sur les besoin de développement du jeu.</text:p>
      <text:p text:style-name="P3"><text:tab/>La plupart du projet c'est fait de manière totalement collective dans la recherche des mécanismes constructs nécessaire au développement du projet. Ensuite, ayant un nombre minimum de 6 niveau a sortir, et ayant décidé d'en produire 9 pour la durabilité du jeu, nous avons divisé le nombre de niveau a produire en deux. Pour les finitions l'un d'entre nous s'est chargé d'amélioré la méthode de déplacement et le travail de collision, pendant que l'autre s'est occupé de l'établissement du chrono de chaque layer et du scorring.</text:p>
      <text:p text:style-name="P3"/>
      <text:p text:style-name="P3"><text:tab/>PiouPiPou(P3) a été créé autour de 3 briques de gameplay qui sont Match, Avoid et Move. L'objectif <text:s/>a chaque niveau est d'atteindre l'autre coté de la rive donc de « match » la zone d'arrivée. Pour ce faire le déplacement du PiouPi est primordial car il est le point central, l'action unique mécaniquement parlant du joueur lui permettant d'atteindre son but. La brique de gameplay move y prend donc tout son sens. Le dernier mécanisme, autour duquel s'articule le jeu est donc avoid. Celui ci donne toute la dimension puzzle/énigme au jeu car pour match il faut d'abord avoid toutes les cases truqué. En effet, un seul chemin est possible pour la traversé et pour cela il faut donc éviter toutes les cases incorrectes.</text:p>
      <text:p text:style-name="P3"/>
      <text:p text:style-name="P3"><text:tab/>Pour réaliser toutes ses mécaniques le premier grand défi a été de devoir adapter nos envies pour le jeu aux possibilités qu'offre le logiciel construct deux sachant que c'était la première fois pour nous deux que nous utilisions ce programme. Néanmoins nous avons globalement pue atteindre la plupart de nos objectifs. </text:p>
      <text:p text:style-name="P3"><text:tab/>La difficulté a été au niveau de la variété des niveaux et des solutions :</text:p>
      <text:list xml:id="list7831207723138515327" text:style-name="L1">
        <text:list-item>
          <text:p text:style-name="P4">A la base nous souhaitions faire des grilles de taille croissante ainsi donc des niveaux des plus en plus long et tordus. Malheureusement pour un problème technique (la variation de la taille de l'écran n'est pas possible) mais surtout pour le confort visuel du jeu cela n'a pas été possible. Le décor étant le point de repère visuel du joueur et celui sur lequel il doit se concentrer pour la traversé une stabilité est nécessaire. C'est a dire que l’œil de la personne s'adapte petit a petit créant, additionner a la mémoire l'amélioration du niveau du joueur. Ce qui est un critère essentiel dans le développement du jeu, le joueur doit pouvoir évoluer dans sa maîtrise. Ce qui, si le décor se modifie trop, au vue du style du jeu n'aidera pas a cette avancé et rendra même l’expérience désagréable au point de vue du visuel. Nous avons donc créer une map classique dont le nombre de case ne change pas. La difficulté amené donc par l'affichage du chemin et sont coté de plus en plus tordu.</text:p>
          <text:p text:style-name="P4"><text:s text:c="2"/></text:p>
        </text:list-item>
        <text:list-item>
          <text:p text:style-name="P4"><text:soft-page-break/>Au point de vue de l'affichage du chemin(de la solution), notre idée de base était que l'angle d'affichage variais de manière aléatoire. Cela n'a pas pu être réalisé par manque de connaissance sur le logiciel de développement. Nous avons donc adapté en réalisant par nous même la modification d'angle en dessinant directement les cartes soit a l'envers, vers la gauche etc... </text:p>
        </text:list-item>
      </text:list>
      <text:p text:style-name="P3"/>
      <text:p text:style-name="P3"><text:tab/>Lors de la phase de test, le point qui a été relevé est le manque de difficulté. Rendant le jeu plus style appli téléphonique que arcade. Sinon les mécanismes de base on était facilement assimilé mêle par un publique peu habitué des jeu(parents). Pour remédié au manque de difficulté pour les joueurs plus aguéris nous avons mis en place deux éléments. <text:s/></text:p>
      <text:list xml:id="list6022618214166004630" text:style-name="L3">
        <text:list-item>
          <text:p text:style-name="P5">Le premier est le chronomètre : a la base nous ne pensions pas mettre de timer restrictif, ce dernier devait juste servir a déterminé un score a battre. Néanmoins le jeu d'arcade dois présenter une forme d'echec donnant envie au joueur de retenter sa chance. Nous avons donc établi un temps impartie pour la réalisation de chaque niveau, allant de 20 a 40 secondes.</text:p>
        </text:list-item>
        <text:list-item>
          <text:p text:style-name="P5">Le second est la variété des solutions : Au début nous n'avions pas songé a faire varié l'affichage des solutions, nous avions pensé le jeu sous forme de travail de mémoire relativement basique. Mais en effet avec une grille de case limité la difficulté s'en est retrouvé faible. Ainsi sous les conseil de notre enseignant nous avons décidé d'établir une variation des angles de points de vue bien que l'idée n'est pas tout a fait abouti. Comme nous l'avons expliqué précédemment les map de solutions sont fixe car nous n'avons pas pue établir une variable d'angle pour être mofifié aléatoirement. Pour palier donc a ce manque d'originalité nous avons établie un mode d'affichage divisé pour les derniers niveau. Nous entendons pour divisé un affichage de la carte divisé en quatre et étant positionné dans le désordre comme un puzzle a résoudre.</text:p>
        </text:list-item>
      </text:list>
      <text:p text:style-name="P3"/>
      <text:p text:style-name="P9">Analyse :</text:p>
      <text:p text:style-name="P3"/>
      <text:p text:style-name="P3">Le projet PiouPiPou a connu beaucoup de changement au fur et a mesure de ça conception. A la base jeu de mémoire classique il s'en est devenu un vrai jeu de réflexe oculaire et d'analyse rapide. Le frein majeur a son essor a été la maîtrise de construct mais il en ressort tout de même un jeu intéressante et qui change des jeu d'arcades de style plutôt nerveux. Le travail c'est fait sur plusieurs étapes ; l'établissement du style de jeu (réflexion sur les briques de gameplay), la conception de l'univers et d'une histoire, la décision des mécanisme nécessaire, l'adaptation pratique due au logiciel, les tests et remarques, l'évolution du gameplay et des mécaniques selon les tests jusqu’à finaliser le jeu. Toutes ses étapes ont mené a l'évolution d'un simple path finding a un véritable jeu complexe.</text:p>
      <text:p text:style-name="P3"/>
      <text:p text:style-name="P3"><text:tab/></text:p>
      <text:p text:style-name="P3"><text:span text:style-name="T3"><text:tab/><text:tab/></text:span><text:span text:style-name="T4">Point de vue Julie Morand :</text:span></text:p>
      <text:p text:style-name="P1"><text:tab/><text:tab/>Selon moi, si le projet était a refaire je garderai les principes de bases que nous avons développé mais j'y ajouterai des bonus. Cela n'a pas été fait surtout par manque de temps. Ce que j'entends pas bonus est varié. Il y a tout d'abord le bonus visuel. Rendre le personnage plus mobile, avec des déplacements qui se voient physiquement dans les mouvements du corps. Une carte plus homogènes car je la trouve encore légèrement agressive pour les yeux. J'aurai aussi ajouté des bonus matériel tel que des sprites qui apparaissent aléatoirement octroyant par exemple du temps supplémentaire, ou encore un tracé du chemin déjà parcouru en cas de chute.</text:p>
      <text:p text:style-name="P1">Pour le reste je reste relativement satisfaite de ma première réalisation de jeu. Je pense qu'il nous manquerai juste dans l'équipe une capacité d'équilibrage au point de vue de la croissance de la difficulté. Ayant fait les niveaux chacun de notre coter on ne remarque pas forcément de différences de difficultés entre certains niveau et le niveau de difficulté général n'est pas bien réglé.</text:p>
      <text:p text:style-name="P1"><text:tab/>Ma motivation principal est venu surtout lors de la réflexion sur l'histoire derrière le jeu. Nous savions déjà a peu près quel type de gameplay nous allions produire, mais ce qui m'as vraiment plongé dedans c'est la conception du background. Ce qui est en soit une part de ma frustration car elle ne ressort pas vraiment dans le jeu due au fait que l'arcade ne s'y prête que peu.</text:p>
      <text:p text:style-name="P1"><text:tab/>L'élément m'ayant le plus causé de problème, ayant engendré des problèmes de gestions de timing court est le développement en lui même ne maîtrisant pas construct 2. Nous avions pleins d'idée et avons beaucoup été freiner par cette contrainte.</text:p>
      <text:p text:style-name="P1"><text:tab/>En conclusion, je suis satisfaite de ce projet. Je suis consciente qu'il ne couvre pas toutes les exigence comme l'aspect infini du style arcade ne maîtrisant pas la création aléatoire de chemin. Toutefois je le trouve relativement complet, intéressante et varié, ne ressemblant a aucun autre type de projet sur le thème impo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30T12:28:10.26</meta:creation-date>
    <meta:document-statistic meta:table-count="0" meta:image-count="0" meta:object-count="0" meta:page-count="2" meta:paragraph-count="24" meta:word-count="1490" meta:character-count="8731"/>
    <dc:date>2017-11-30T12:28:59.02</dc:date>
    <meta:editing-duration>PT48S</meta:editing-duration>
    <meta:editing-cycles>1</meta:editing-cycles>
    <meta:generator>OpenOffice/4.1.2$Win32 OpenOffice.org_project/412m3$Build-9782</meta:generator>
  </office:meta>
</office:document-meta>
</file>